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9f23"/>
    </style:style>
    <style:style style:name="P2" style:family="paragraph" style:parent-style-name="Text_20_body">
      <style:text-properties officeooo:rsid="004b82ce" officeooo:paragraph-rsid="004b82ce"/>
    </style:style>
    <style:style style:name="P3" style:family="paragraph" style:parent-style-name="Heading_20_1">
      <style:text-properties officeooo:rsid="004b100d" officeooo:paragraph-rsid="004b100d"/>
    </style:style>
    <style:style style:name="P4" style:family="paragraph" style:parent-style-name="Heading_20_2">
      <style:text-properties officeooo:rsid="004cec8f" officeooo:paragraph-rsid="004cec8f"/>
    </style:style>
    <style:style style:name="P5" style:family="paragraph" style:parent-style-name="Text_20_body">
      <style:text-properties officeooo:rsid="004e30e2" officeooo:paragraph-rsid="004e30e2"/>
    </style:style>
    <style:style style:name="T1" style:family="text">
      <style:text-properties officeooo:rsid="004b100d"/>
    </style:style>
    <style:style style:name="T2" style:family="text">
      <style:text-properties officeooo:rsid="004cec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fall </text:span>Den Glade Piraten</text:p>
      <text:h text:style-name="P3" text:outline-level="1">TF AF1.2 Betala medlems- och båtavgift</text:h>
      <text:p text:style-name="P2">I detta testfall är målet att kontrollera så att medlems- och båtavgiften kan betalas genom PayPal utan problem.</text:p>
      <text:h text:style-name="P4" text:outline-level="2">Förkrav</text:h>
      <text:p text:style-name="P5"><text:span text:style-name="T2">T</text:span>estmiljö bestående av: Google Chrome, Firefox samt Internet Explorer. Gå till systemets webbplats och inloggnign: <text:a xlink:type="simple" xlink:href="http://dengladepiraten.se/medlemsinloggning/">http://dengladepiraten.se/medlemsinloggning/</text:a> Logga in med användarnamnet: Medlem och lösenordet: 1234.</text:p>
      <text:h text:style-name="P4" text:outline-level="2">Efterkrav</text:h>
      <text:p text:style-name="P5"><text:span text:style-name="T2">K</text:span>ontrollera att betalningsbekräftelse för medlemsID 1 är true i databasen, samt att saldo på klubbens PayPal-konto uppdaterats.</text:p>
      <text:h text:style-name="P4" text:outline-level="2"><text:span text:style-name="T2">S</text:span>cenari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5:33:24.888000000</dc:date>
    <meta:editing-duration>P1DT9H56M25S</meta:editing-duration>
    <meta:editing-cycles>67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8" meta:word-count="72" meta:character-count="544" meta:non-whitespace-character-count="480"/>
  </office:meta>
</office:document-meta>
</file>